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e94c" officeooo:paragraph-rsid="001ee94c"/>
    </style:style>
    <style:style style:name="P2" style:family="paragraph" style:parent-style-name="Standard">
      <style:paragraph-properties fo:text-align="center" style:justify-single-word="false"/>
      <style:text-properties officeooo:rsid="001ee94c" officeooo:paragraph-rsid="001ee94c"/>
    </style:style>
    <style:style style:name="P3" style:family="paragraph" style:parent-style-name="Standard">
      <style:paragraph-properties fo:text-align="center" style:justify-single-word="false"/>
      <style:text-properties officeooo:rsid="001fb4b5" officeooo:paragraph-rsid="001fb4b5"/>
    </style:style>
    <style:style style:name="P4" style:family="paragraph" style:parent-style-name="Standard">
      <style:text-properties officeooo:rsid="0021d4c8" officeooo:paragraph-rsid="0021d4c8"/>
    </style:style>
    <style:style style:name="P5" style:family="paragraph" style:parent-style-name="Standard">
      <style:text-properties officeooo:rsid="0022f3d3" officeooo:paragraph-rsid="0022f3d3"/>
    </style:style>
    <style:style style:name="P6" style:family="paragraph" style:parent-style-name="Standard">
      <style:text-properties officeooo:rsid="0022f3d3" officeooo:paragraph-rsid="00250d18"/>
    </style:style>
    <style:style style:name="T1" style:family="text">
      <style:text-properties officeooo:rsid="001fb4b5"/>
    </style:style>
    <style:style style:name="T2" style:family="text">
      <style:text-properties officeooo:rsid="001fd7e0"/>
    </style:style>
    <style:style style:name="T3" style:family="text">
      <style:text-properties officeooo:rsid="0021d4c8"/>
    </style:style>
    <style:style style:name="T4" style:family="text">
      <style:text-properties officeooo:rsid="0023af07"/>
    </style:style>
    <style:style style:name="T5" style:family="text">
      <style:text-properties officeooo:rsid="00250d18"/>
    </style:style>
    <style:style style:name="T6" style:family="text">
      <style:text-properties officeooo:rsid="00257676"/>
    </style:style>
    <style:style style:name="T7" style:family="text">
      <style:text-properties officeooo:rsid="002907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text:span text:style-name="T3">C</text:span>ourse: CS 631 </text:p>
      <text:p text:style-name="P3">Section: 002</text:p>
      <text:p text:style-name="P3"/>
      <text:p text:style-name="P3"/>
      <text:p text:style-name="P3"/>
      <text:p text:style-name="P3"/>
      <text:p text:style-name="P2">Group 10</text:p>
      <text:p text:style-name="P2">John Losito</text:p>
      <text:p text:style-name="P2">Liu Yang</text:p>
      <text:p text:style-name="P2"/>
      <text:p text:style-name="P2"/>
      <text:p text:style-name="P2"/>
      <text:p text:style-name="P2"/>
      <text:p text:style-name="P2"/>
      <text:p text:style-name="P3">Deliverable 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 Outline the goals of this phase.</text:p>
      <text:p text:style-name="P1"/>
      <text:p text:style-name="P1"><text:tab/>The purpose of phase <text:span text:style-name="T1">one </text:span>is to derive a conceptual model of <text:span text:style-name="T1">a </text:span>database. <text:span text:style-name="T1">The database is meant to represent</text:span> a hotel chain that has an on-line application <text:span text:style-name="T1">that allows customers to make reservations for its rooms that are located around the world. The customer should be able to view information on this application about the rooms, different services that are provided by the hotel, and other various details such as other customer reviews. Thus, in this stage our group will have to analyze key aspects of the specification page that we have been given to determine how to best design and implement the database.</text:span></text:p>
      <text:p text:style-name="P1"><text:tab/><text:span text:style-name="T2">While reading the specification page, words to look out for are nouns which will probably represent entities, characteristics that describe these entities, and verbs that tie different entities together.</text:span></text:p>
      <text:p text:style-name="P1"><text:tab/><text:span text:style-name="T3">One final goal of this phase is to familiarize ourselves with software that is used for entity-relationship modeling. In this case, our group first created a rough draft on paper and then converted it into an acceptable representation using a program called Dia.</text:span></text:p>
      <text:p text:style-name="P1"><text:soft-page-break/></text:p>
      <text:p text:style-name="P4">3. Mention any assumptions you made in doing the above that go beyond what is given in the project description. In particular, mention all assumptions that led you in determining structural constraints.</text:p>
      <text:p text:style-name="P4"/>
      <text:p text:style-name="P4"><text:tab/></text:p>
      <text:p text:style-name="P5">4. Make a list of constraints that apply over and above what you can show in the diagram. In particular make a list of additional keys for entity types (if there are any).</text:p>
      <text:p text:style-name="P5"/>
      <text:p text:style-name="P5">5. Besides the above, comment on the difficulties you <text:s/>faced in doing this conceptual design task.</text:p>
      <text:p text:style-name="P5"/>
      <text:p text:style-name="P5"><text:tab/>Taking the description from the specification page and translating it into a conceptual model for the database is difficult because there are cases where information that is provided is extremely explicit and at other times vague. For example, there is specific instruction <text:span text:style-name="T4">in section one of the requirements page </text:span>to store information about the hotel’s location. That location is comprised of a street address, country, state, and zip code. Therefore, one can come to the conclusion that a location is a composite attribute of a hotel, <text:span text:style-name="T4">and</text:span> that <text:span text:style-name="T4">location</text:span> is comprised of several other attributes. <text:span text:style-name="T4">Then there is section six of the requirements page that describes information about the customer. One of those descriptions are of the customer’s address. All that is stated in the requirements page is that we are required to store the address of the customer, but we could infer that the customer’s address is composite attribute similar to the hotel’s. What makes this simple problem difficult is that we are unsure if the requirements page is <text:s/>inferring this information since this scenario is already stated or that it does want the customer’s location to be represented as an atomic value. The situation of vagueness is also difficult because there is no way to determine how this will impact the system in the future.</text:span></text:p>
      <text:p text:style-name="P6"><text:tab/><text:span text:style-name="T5">Getting information out of order is frustrating. Information may come in such a way that may not make sense at the moment. Only until more information is provided will that previous information make sense. What makes this situation even more frustrating is that there is no guarantee that we can realize that there exists a relation between two different pieces of information. For instance, there is a description in the requirements page of how customers make reservations and what information is needed for each reservation. Then there is a description of how customers use credit cards and how each credit card does not necessarily need to be in the name of the customer using it. What may not be clear at the moment is how the three entities relate to each other. The first being the customer; the second being the reservation; the third being the credit card. Not until all the information is provided may the relation become clear. We found ourselves having to take an iterative approach where we made an original draft and then refined it until it made more logical sense.</text:span></text:p>
      <text:p text:style-name="P6"><text:span text:style-name="T5"><text:tab/>Figuring out unimportant information is difficult. What the hotel may think is important may not be important in an entity-relationship model. Therefore, it difficult for us to determine something such as domain constraints or how derived attributes are created and if that information has any bearing on our model. For instance, there is a total cost that is associated with each reservation. <text:s/></text:span></text:p>
      <text:p text:style-name="P6"><text:tab/><text:span text:style-name="T6">Conflicting information</text:span></text:p>
      <text:p text:style-name="P6"><text:tab/><text:span text:style-name="T7">All of these difficulties that we faced such as vagueness, unimportant information, and conflicting data all reduce to one. It comes down to how we interpret the requirements page opposed to how the hotel interprets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5:27:38.559225660</meta:creation-date>
    <dc:date>2017-02-05T18:21:09.870730141</dc:date>
    <meta:editing-duration>PT1H37M7S</meta:editing-duration>
    <meta:editing-cycles>8</meta:editing-cycles>
    <meta:generator>LibreOffice/5.1.4.2$Linux_X86_64 LibreOffice_project/10m0$Build-2</meta:generator>
    <meta:document-statistic meta:table-count="0" meta:image-count="0" meta:object-count="0" meta:page-count="2" meta:paragraph-count="19" meta:word-count="780" meta:character-count="4694" meta:non-whitespace-character-count="3918"/>
  </office:meta>
</office:document-meta>
</file>